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weight="bold" style:font-weight-asian="bold" style:font-weight-complex="bold"/>
    </style:style>
    <style:style style:name="T12_2" style:family="text">
      <style:text-properties fo:font-weight="bold" style:font-weight-asian="bold" style:font-weight-complex="bold"/>
    </style:style>
    <style:style style:name="T12_3" style:family="text">
      <style:text-properties fo:font-weight="bold" style:font-weight-asian="bold" style:font-weight-complex="bold"/>
    </style:style>
    <style:style style:name="T12_4" style:family="text">
      <style:text-properties fo:font-weight="bold" style:font-weight-asian="bold" style:font-weight-complex="bold"/>
    </style:style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T13_3" style:family="text">
      <style:text-properties fo:font-weight="bold" style:font-weight-asian="bold" style:font-weight-complex="bold"/>
    </style:style>
    <style:style style:name="T13_4" style:family="text">
      <style:text-properties fo:font-weight="bold" style:font-weight-asian="bold" style:font-weight-complex="bold"/>
    </style:style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>
      <style:text-properties fo:font-weight="bold" style:font-weight-asian="bold" style:font-weight-complex="bold"/>
    </style:style>
    <style:style style:name="T14_4" style:family="text">
      <style:text-properties fo:font-weight="bold" style:font-weight-asian="bold" style:font-weight-complex="bold"/>
    </style:style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>
      <style:text-properties fo:font-weight="bold" style:font-weight-asian="bold" style:font-weight-complex="bold"/>
    </style:style>
    <style:style style:name="T27_5" style:family="text"/>
    <style:style style:name="T27_6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T30_4" style:family="text">
      <style:text-properties fo:font-weight="bold" style:font-weight-asian="bold" style:font-weight-complex="bold"/>
    </style:style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>
      <style:text-properties fo:font-weight="bold" style:font-weight-asian="bold" style:font-weight-complex="bold"/>
    </style:style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>
      <style:text-properties fo:font-weight="bold" style:font-weight-asian="bold" style:font-weight-complex="bold"/>
    </style:style>
    <style:style style:name="T35_4" style:family="text">
      <style:text-properties fo:font-weight="bold" style:font-weight-asian="bold" style:font-weight-complex="bold"/>
    </style:style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T36_4" style:family="text">
      <style:text-properties fo:font-weight="bold" style:font-weight-asian="bold" style:font-weight-complex="bold"/>
    </style:style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T43_3" style:family="text">
      <style:text-properties fo:font-weight="bold" style:font-weight-asian="bold" style:font-weight-complex="bold"/>
    </style:style>
    <style:style style:name="T43_4" style:family="text">
      <style:text-properties fo:font-weight="bold" style:font-weight-asian="bold" style:font-weight-complex="bold"/>
    </style:style>
    <style:style style:name="T43_5" style:family="text"/>
    <style:style style:name="T43_6" style:family="text"/>
    <style:style style:name="T43_7" style:family="text"/>
    <style:style style:name="T43_8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>
      <style:text-properties fo:font-weight="bold" style:font-weight-asian="bold" style:font-weight-complex="bold"/>
    </style:style>
    <style:style style:name="T44_4" style:family="text">
      <style:text-properties fo:font-weight="bold" style:font-weight-asian="bold" style:font-weight-complex="bold"/>
    </style:style>
    <style:style style:name="T44_5" style:family="text"/>
    <style:style style:name="T44_6" style:family="text"/>
    <style:style style:name="T44_7" style:family="text"/>
    <style:style style:name="T44_8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T45_4" style:family="text">
      <style:text-properties fo:font-weight="bold" style:font-weight-asian="bold" style:font-weight-complex="bold"/>
    </style:style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T46_3" style:family="text">
      <style:text-properties fo:font-weight="bold" style:font-weight-asian="bold" style:font-weight-complex="bold"/>
    </style:style>
    <style:style style:name="T46_4" style:family="text">
      <style:text-properties fo:font-weight="bold" style:font-weight-asian="bold" style:font-weight-complex="bold"/>
    </style:style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T51_4" style:family="text">
      <style:text-properties fo:font-weight="bold" style:font-weight-asian="bold" style:font-weight-complex="bold"/>
    </style:style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>
      <style:text-properties fo:font-weight="bold" style:font-weight-asian="bold" style:font-weight-complex="bold"/>
    </style:style>
    <style:style style:name="T52_4" style:family="text">
      <style:text-properties fo:font-weight="bold" style:font-weight-asian="bold" style:font-weight-complex="bold"/>
    </style:style>
    <style:style style:name="T52_5" style:family="text"/>
    <style:style style:name="T52_6" style:family="text"/>
    <style:style style:name="T52_7" style:family="text"/>
    <style:style style:name="T52_8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>
      <style:text-properties fo:font-weight="bold" style:font-weight-asian="bold" style:font-weight-complex="bold"/>
    </style:style>
    <style:style style:name="T53_3" style:family="text">
      <style:text-properties fo:font-weight="bold" style:font-weight-asian="bold" style:font-weight-complex="bold"/>
    </style:style>
    <style:style style:name="T53_4" style:family="text">
      <style:text-properties fo:font-weight="bold" style:font-weight-asian="bold" style:font-weight-complex="bold"/>
    </style:style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>
      <style:text-properties fo:font-weight="bold" style:font-weight-asian="bold" style:font-weight-complex="bold"/>
    </style:style>
    <style:style style:name="T54_3" style:family="text">
      <style:text-properties fo:font-weight="bold" style:font-weight-asian="bold" style:font-weight-complex="bold"/>
    </style:style>
    <style:style style:name="T54_4" style:family="text">
      <style:text-properties fo:font-weight="bold" style:font-weight-asian="bold" style:font-weight-complex="bold"/>
    </style:style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>
      <style:text-properties fo:font-weight="bold" style:font-weight-asian="bold" style:font-weight-complex="bold"/>
    </style:style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>
      <style:text-properties fo:font-weight="bold" style:font-weight-asian="bold" style:font-weight-complex="bold"/>
    </style:style>
    <style:style style:name="T59_3" style:family="text">
      <style:text-properties fo:font-weight="bold" style:font-weight-asian="bold" style:font-weight-complex="bold"/>
    </style:style>
    <style:style style:name="T59_4" style:family="text">
      <style:text-properties fo:font-weight="bold" style:font-weight-asian="bold" style:font-weight-complex="bold"/>
    </style:style>
    <style:style style:name="T59_5" style:family="text"/>
    <style:style style:name="T59_6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>
      <style:text-properties fo:font-weight="bold" style:font-weight-asian="bold" style:font-weight-complex="bold"/>
    </style:style>
    <style:style style:name="T60_3" style:family="text">
      <style:text-properties fo:font-weight="bold" style:font-weight-asian="bold" style:font-weight-complex="bold"/>
    </style:style>
    <style:style style:name="T60_4" style:family="text">
      <style:text-properties fo:font-weight="bold" style:font-weight-asian="bold" style:font-weight-complex="bold"/>
    </style:style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T61_4" style:family="text">
      <style:text-properties fo:font-weight="bold" style:font-weight-asian="bold" style:font-weight-complex="bold"/>
    </style:style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T62_3" style:family="text">
      <style:text-properties fo:font-weight="bold" style:font-weight-asian="bold" style:font-weight-complex="bold"/>
    </style:style>
    <style:style style:name="T62_4" style:family="text">
      <style:text-properties fo:font-weight="bold" style:font-weight-asian="bold" style:font-weight-complex="bold"/>
    </style:style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>
      <style:text-properties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>
      <style:text-properties fo:font-weight="bold" style:font-weight-asian="bold" style:font-weight-complex="bold"/>
    </style:style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T68_4" style:family="text">
      <style:text-properties fo:font-weight="bold" style:font-weight-asian="bold" style:font-weight-complex="bold"/>
    </style:style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T69_3" style:family="text">
      <style:text-properties fo:font-weight="bold" style:font-weight-asian="bold" style:font-weight-complex="bold"/>
    </style:style>
    <style:style style:name="T69_4" style:family="text">
      <style:text-properties fo:font-weight="bold" style:font-weight-asian="bold" style:font-weight-complex="bold"/>
    </style:style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weight="bold" style:font-weight-asian="bold" style:font-weight-complex="bold"/>
    </style:style>
    <style:style style:name="T70_2" style:family="text">
      <style:text-properties fo:font-weight="bold" style:font-weight-asian="bold" style:font-weight-complex="bold"/>
    </style:style>
    <style:style style:name="T70_3" style:family="text">
      <style:text-properties fo:font-weight="bold" style:font-weight-asian="bold" style:font-weight-complex="bold"/>
    </style:style>
    <style:style style:name="T70_4" style:family="text">
      <style:text-properties fo:font-weight="bold" style:font-weight-asian="bold" style:font-weight-complex="bold"/>
    </style:style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>
      <style:text-properties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weight="bold" style:font-weight-asian="bold" style:font-weight-complex="bold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>
      <style:text-properties fo:font-weight="bold" style:font-weight-asian="bold" style:font-weight-complex="bold"/>
    </style:style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>
      <style:text-properties fo:font-weight="bold" style:font-weight-asian="bold" style:font-weight-complex="bold"/>
    </style:style>
    <style:style style:name="T75_5" style:family="text"/>
    <style:style style:name="T75_6" style:family="text"/>
    <style:style style:name="T75_7" style:family="text"/>
    <style:style style:name="T75_8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weight="bold" style:font-weight-asian="bold" style:font-weight-complex="bold"/>
    </style:style>
    <style:style style:name="T76_2" style:family="text">
      <style:text-properties fo:font-weight="bold" style:font-weight-asian="bold" style:font-weight-complex="bold"/>
    </style:style>
    <style:style style:name="T76_3" style:family="text">
      <style:text-properties fo:font-weight="bold" style:font-weight-asian="bold" style:font-weight-complex="bold"/>
    </style:style>
    <style:style style:name="T76_4" style:family="text">
      <style:text-properties fo:font-weight="bold" style:font-weight-asian="bold" style:font-weight-complex="bold"/>
    </style:style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T77_3" style:family="text">
      <style:text-properties fo:font-weight="bold" style:font-weight-asian="bold" style:font-weight-complex="bold"/>
    </style:style>
    <style:style style:name="T77_4" style:family="text">
      <style:text-properties fo:font-weight="bold" style:font-weight-asian="bold" style:font-weight-complex="bold"/>
    </style:style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weight="bold" style:font-weight-asian="bold" style:font-weight-complex="bold"/>
    </style:style>
    <style:style style:name="T78_2" style:family="text">
      <style:text-properties fo:font-weight="bold" style:font-weight-asian="bold" style:font-weight-complex="bold"/>
    </style:style>
    <style:style style:name="T78_3" style:family="text">
      <style:text-properties fo:font-weight="bold" style:font-weight-asian="bold" style:font-weight-complex="bold"/>
    </style:style>
    <style:style style:name="T78_4" style:family="text">
      <style:text-properties fo:font-weight="bold" style:font-weight-asian="bold" style:font-weight-complex="bold"/>
    </style:style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>
      <style:text-properties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weight="bold" style:font-weight-asian="bold" style:font-weight-complex="bold"/>
    </style:style>
    <style:style style:name="T82_2" style:family="text">
      <style:text-properties fo:font-weight="bold" style:font-weight-asian="bold" style:font-weight-complex="bold"/>
    </style:style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weight="bold" style:font-weight-asian="bold" style:font-weight-complex="bold"/>
    </style:style>
    <style:style style:name="T83_2" style:family="text">
      <style:text-properties fo:font-weight="bold" style:font-weight-asian="bold" style:font-weight-complex="bold"/>
    </style:style>
    <style:style style:name="T83_3" style:family="text">
      <style:text-properties fo:font-weight="bold" style:font-weight-asian="bold" style:font-weight-complex="bold"/>
    </style:style>
    <style:style style:name="T83_4" style:family="text">
      <style:text-properties fo:font-weight="bold" style:font-weight-asian="bold" style:font-weight-complex="bold"/>
    </style:style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>
      <style:text-properties fo:font-weight="bold" style:font-weight-asian="bold" style:font-weight-complex="bold"/>
    </style:style>
    <style:style style:name="T84_3" style:family="text">
      <style:text-properties fo:font-weight="bold" style:font-weight-asian="bold" style:font-weight-complex="bold"/>
    </style:style>
    <style:style style:name="T84_4" style:family="text">
      <style:text-properties fo:font-weight="bold" style:font-weight-asian="bold" style:font-weight-complex="bold"/>
    </style:style>
    <style:style style:name="T84_5" style:family="text"/>
    <style:style style:name="T84_6" style:family="text"/>
    <style:style style:name="T84_7" style:family="text"/>
    <style:style style:name="T84_8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weight="bold" style:font-weight-asian="bold" style:font-weight-complex="bold"/>
    </style:style>
    <style:style style:name="T85_2" style:family="text">
      <style:text-properties fo:font-weight="bold" style:font-weight-asian="bold" style:font-weight-complex="bold"/>
    </style:style>
    <style:style style:name="T85_3" style:family="text">
      <style:text-properties fo:font-weight="bold" style:font-weight-asian="bold" style:font-weight-complex="bold"/>
    </style:style>
    <style:style style:name="T85_4" style:family="text">
      <style:text-properties fo:font-weight="bold" style:font-weight-asian="bold" style:font-weight-complex="bold"/>
    </style:style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weight="bold" style:font-weight-asian="bold" style:font-weight-complex="bold"/>
    </style:style>
    <style:style style:name="T86_2" style:family="text">
      <style:text-properties fo:font-weight="bold" style:font-weight-asian="bold" style:font-weight-complex="bold"/>
    </style:style>
    <style:style style:name="T86_3" style:family="text">
      <style:text-properties fo:font-weight="bold" style:font-weight-asian="bold" style:font-weight-complex="bold"/>
    </style:style>
    <style:style style:name="T86_4" style:family="text">
      <style:text-properties fo:font-weight="bold" style:font-weight-asian="bold" style:font-weight-complex="bold"/>
    </style:style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weight="bold" style:font-weight-asian="bold" style:font-weight-complex="bold"/>
    </style:style>
    <style:style style:name="T87_2" style:family="text">
      <style:text-properties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weight="bold" style:font-weight-asian="bold" style:font-weight-complex="bold"/>
    </style:style>
    <style:style style:name="T89_2" style:family="text">
      <style:text-properties fo:font-weight="bold" style:font-weight-asian="bold" style:font-weight-complex="bold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font-weight="bold" style:font-weight-asian="bold" style:font-weight-complex="bold"/>
    </style:style>
    <style:style style:name="T90_2" style:family="text">
      <style:text-properties fo:font-weight="bold" style:font-weight-asian="bold" style:font-weight-complex="bold"/>
    </style:style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weight="bold" style:font-weight-asian="bold" style:font-weight-complex="bold"/>
    </style:style>
    <style:style style:name="T91_2" style:family="text">
      <style:text-properties fo:font-weight="bold" style:font-weight-asian="bold" style:font-weight-complex="bold"/>
    </style:style>
    <style:style style:name="T91_3" style:family="text">
      <style:text-properties fo:font-weight="bold" style:font-weight-asian="bold" style:font-weight-complex="bold"/>
    </style:style>
    <style:style style:name="T91_4" style:family="text">
      <style:text-properties fo:font-weight="bold" style:font-weight-asian="bold" style:font-weight-complex="bold"/>
    </style:style>
    <style:style style:name="T91_5" style:family="text"/>
    <style:style style:name="T91_6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weight="bold" style:font-weight-asian="bold" style:font-weight-complex="bold"/>
    </style:style>
    <style:style style:name="T92_2" style:family="text">
      <style:text-properties fo:font-weight="bold" style:font-weight-asian="bold" style:font-weight-complex="bold"/>
    </style:style>
    <style:style style:name="T92_3" style:family="text">
      <style:text-properties fo:font-weight="bold" style:font-weight-asian="bold" style:font-weight-complex="bold"/>
    </style:style>
    <style:style style:name="T92_4" style:family="text">
      <style:text-properties fo:font-weight="bold" style:font-weight-asian="bold" style:font-weight-complex="bold"/>
    </style:style>
    <style:style style:name="T92_5" style:family="text"/>
    <style:style style:name="T92_6" style:family="text"/>
    <style:style style:name="T92_7" style:family="text"/>
    <style:style style:name="T92_8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weight="bold" style:font-weight-asian="bold" style:font-weight-complex="bold"/>
    </style:style>
    <style:style style:name="T93_2" style:family="text">
      <style:text-properties fo:font-weight="bold" style:font-weight-asian="bold" style:font-weight-complex="bold"/>
    </style:style>
    <style:style style:name="T93_3" style:family="text">
      <style:text-properties fo:font-weight="bold" style:font-weight-asian="bold" style:font-weight-complex="bold"/>
    </style:style>
    <style:style style:name="T93_4" style:family="text">
      <style:text-properties fo:font-weight="bold" style:font-weight-asian="bold" style:font-weight-complex="bold"/>
    </style:style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font-weight="bold" style:font-weight-asian="bold" style:font-weight-complex="bold"/>
    </style:style>
    <style:style style:name="T94_2" style:family="text">
      <style:text-properties fo:font-weight="bold" style:font-weight-asian="bold" style:font-weight-complex="bold"/>
    </style:style>
    <style:style style:name="T94_3" style:family="text">
      <style:text-properties fo:font-weight="bold" style:font-weight-asian="bold" style:font-weight-complex="bold"/>
    </style:style>
    <style:style style:name="T94_4" style:family="text">
      <style:text-properties fo:font-weight="bold" style:font-weight-asian="bold" style:font-weight-complex="bold"/>
    </style:style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weight="bold" style:font-weight-asian="bold" style:font-weight-complex="bold"/>
    </style:style>
    <style:style style:name="T95_2" style:family="text">
      <style:text-properties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weight="bold" style:font-weight-asian="bold" style:font-weight-complex="bold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weight="bold" style:font-weight-asian="bold" style:font-weight-complex="bold"/>
    </style:style>
    <style:style style:name="T97_2" style:family="text">
      <style:text-properties fo:font-weight="bold" style:font-weight-asian="bold" style:font-weight-complex="bold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weight="bold" style:font-weight-asian="bold" style:font-weight-complex="bold"/>
    </style:style>
    <style:style style:name="T98_2" style:family="text">
      <style:text-properties fo:font-weight="bold" style:font-weight-asian="bold" style:font-weight-complex="bold"/>
    </style:style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weight="bold" style:font-weight-asian="bold" style:font-weight-complex="bold"/>
    </style:style>
    <style:style style:name="T99_2" style:family="text">
      <style:text-properties fo:font-weight="bold" style:font-weight-asian="bold" style:font-weight-complex="bold"/>
    </style:style>
    <style:style style:name="T99_3" style:family="text">
      <style:text-properties fo:font-weight="bold" style:font-weight-asian="bold" style:font-weight-complex="bold"/>
    </style:style>
    <style:style style:name="T99_4" style:family="text">
      <style:text-properties fo:font-weight="bold" style:font-weight-asian="bold" style:font-weight-complex="bold"/>
    </style:style>
    <style:style style:name="T99_5" style:family="text"/>
    <style:style style:name="T99_6" style:family="text"/>
    <style:style style:name="T99_7" style:family="text"/>
    <style:style style:name="T99_8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font-weight="bold" style:font-weight-asian="bold" style:font-weight-complex="bold"/>
    </style:style>
    <style:style style:name="T100_2" style:family="text">
      <style:text-properties fo:font-weight="bold" style:font-weight-asian="bold" style:font-weight-complex="bold"/>
    </style:style>
    <style:style style:name="T100_3" style:family="text">
      <style:text-properties fo:font-weight="bold" style:font-weight-asian="bold" style:font-weight-complex="bold"/>
    </style:style>
    <style:style style:name="T100_4" style:family="text">
      <style:text-properties fo:font-weight="bold" style:font-weight-asian="bold" style:font-weight-complex="bold"/>
    </style:style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weight="bold" style:font-weight-asian="bold" style:font-weight-complex="bold"/>
    </style:style>
    <style:style style:name="T101_2" style:family="text">
      <style:text-properties fo:font-weight="bold" style:font-weight-asian="bold" style:font-weight-complex="bold"/>
    </style:style>
    <style:style style:name="T101_3" style:family="text">
      <style:text-properties fo:font-weight="bold" style:font-weight-asian="bold" style:font-weight-complex="bold"/>
    </style:style>
    <style:style style:name="T101_4" style:family="text">
      <style:text-properties fo:font-weight="bold" style:font-weight-asian="bold" style:font-weight-complex="bold"/>
    </style:style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weight="bold" style:font-weight-asian="bold" style:font-weight-complex="bold"/>
    </style:style>
    <style:style style:name="T102_2" style:family="text">
      <style:text-properties fo:font-weight="bold" style:font-weight-asian="bold" style:font-weight-complex="bold"/>
    </style:style>
    <style:style style:name="T102_3" style:family="text">
      <style:text-properties fo:font-weight="bold" style:font-weight-asian="bold" style:font-weight-complex="bold"/>
    </style:style>
    <style:style style:name="T102_4" style:family="text">
      <style:text-properties fo:font-weight="bold" style:font-weight-asian="bold" style:font-weight-complex="bold"/>
    </style:style>
    <style:style style:name="T102_5" style:family="text"/>
    <style:style style:name="T102_6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font-weight="bold" style:font-weight-asian="bold" style:font-weight-complex="bold"/>
    </style:style>
    <style:style style:name="T103_2" style:family="text">
      <style:text-properties fo:font-weight="bold" style:font-weight-asian="bold" style:font-weight-complex="bold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weight="bold" style:font-weight-asian="bold" style:font-weight-complex="bold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font-weight="bold" style:font-weight-asian="bold" style:font-weight-complex="bold"/>
    </style:style>
    <style:style style:name="T105_2" style:family="text">
      <style:text-properties fo:font-weight="bold" style:font-weight-asian="bold" style:font-weight-complex="bold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fo:font-weight="bold" style:font-weight-asian="bold" style:font-weight-complex="bold"/>
    </style:style>
    <style:style style:name="T106_2" style:family="text">
      <style:text-properties fo:font-weight="bold" style:font-weight-asian="bold" style:font-weight-complex="bold"/>
    </style:style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weight="bold" style:font-weight-asian="bold" style:font-weight-complex="bold"/>
    </style:style>
    <style:style style:name="T107_2" style:family="text">
      <style:text-properties fo:font-weight="bold" style:font-weight-asian="bold" style:font-weight-complex="bold"/>
    </style:style>
    <style:style style:name="T107_3" style:family="text">
      <style:text-properties fo:font-weight="bold" style:font-weight-asian="bold" style:font-weight-complex="bold"/>
    </style:style>
    <style:style style:name="T107_4" style:family="text">
      <style:text-properties fo:font-weight="bold" style:font-weight-asian="bold" style:font-weight-complex="bold"/>
    </style:style>
    <style:style style:name="T107_5" style:family="text"/>
    <style:style style:name="T107_6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font-weight="bold" style:font-weight-asian="bold" style:font-weight-complex="bold"/>
    </style:style>
    <style:style style:name="T108_2" style:family="text">
      <style:text-properties fo:font-weight="bold" style:font-weight-asian="bold" style:font-weight-complex="bold"/>
    </style:style>
    <style:style style:name="T108_3" style:family="text">
      <style:text-properties fo:font-weight="bold" style:font-weight-asian="bold" style:font-weight-complex="bold"/>
    </style:style>
    <style:style style:name="T108_4" style:family="text">
      <style:text-properties fo:font-weight="bold" style:font-weight-asian="bold" style:font-weight-complex="bold"/>
    </style:style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font-weight="bold" style:font-weight-asian="bold" style:font-weight-complex="bold"/>
    </style:style>
    <style:style style:name="T109_2" style:family="text">
      <style:text-properties fo:font-weight="bold" style:font-weight-asian="bold" style:font-weight-complex="bold"/>
    </style:style>
    <style:style style:name="T109_3" style:family="text">
      <style:text-properties fo:font-weight="bold" style:font-weight-asian="bold" style:font-weight-complex="bold"/>
    </style:style>
    <style:style style:name="T109_4" style:family="text">
      <style:text-properties fo:font-weight="bold" style:font-weight-asian="bold" style:font-weight-complex="bold"/>
    </style:style>
    <style:style style:name="T109_5" style:family="text"/>
    <style:style style:name="T109_6" style:family="text"/>
    <style:style style:name="T109_7" style:family="text"/>
    <style:style style:name="T109_8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font-weight="bold" style:font-weight-asian="bold" style:font-weight-complex="bold"/>
    </style:style>
    <style:style style:name="T110_2" style:family="text">
      <style:text-properties fo:font-weight="bold" style:font-weight-asian="bold" style:font-weight-complex="bold"/>
    </style:style>
    <style:style style:name="T110_3" style:family="text">
      <style:text-properties fo:font-weight="bold" style:font-weight-asian="bold" style:font-weight-complex="bold"/>
    </style:style>
    <style:style style:name="T110_4" style:family="text">
      <style:text-properties fo:font-weight="bold" style:font-weight-asian="bold" style:font-weight-complex="bold"/>
    </style:style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weight="bold" style:font-weight-asian="bold" style:font-weight-complex="bold"/>
    </style:style>
    <style:style style:name="T111_2" style:family="text">
      <style:text-properties fo:font-weight="bold" style:font-weight-asian="bold" style:font-weight-complex="bold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font-weight="bold" style:font-weight-asian="bold" style:font-weight-complex="bold"/>
    </style:style>
    <style:style style:name="P1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</office:automatic-styles>
  <office:body>
    <office:text>
      <text:p text:style-name="P1"><text:span text:style-name="T1_1">Team</text:span><text:span text:style-name="T1_2"><text:s/>1:</text:span></text:p>
      <text:p text:style-name="P2"><text:span text:style-name="T2_1">Members</text:span><text:span text:style-name="T2_2">:</text:span><text:span text:style-name="T2_3"><text:s/></text:span><text:span text:style-name="T2_4">F</text:span><text:span text:style-name="T2_5">.<text:s/></text:span><text:span text:style-name="T2_6">Bronzino</text:span><text:span text:style-name="T2_7">,<text:s/></text:span><text:span text:style-name="T2_8">S</text:span><text:span text:style-name="T2_9">.<text:s/></text:span><text:span text:style-name="T2_10">Raguvendiran</text:span><text:span text:style-name="T2_11">,<text:s/></text:span><text:span text:style-name="T2_12">D</text:span><text:span text:style-name="T2_13">.<text:s/></text:span><text:span text:style-name="T2_14">Stojedinovic</text:span></text:p>
      <text:p text:style-name="P3"><text:span text:style-name="T3_1">Protocol</text:span><text:span text:style-name="T3_2"><text:s/></text:span><text:span text:style-name="T3_3">Type</text:span><text:span text:style-name="T3_4">:</text:span><text:span text:style-name="T3_5"><text:s/></text:span><text:span text:style-name="T3_6">RIP</text:span><text:span text:style-name="T3_7">-</text:span><text:span text:style-name="T3_8">based</text:span></text:p>
      <text:p text:style-name="P4"><text:span text:style-name="T4_1">Data</text:span><text:span text:style-name="T4_2"><text:s/></text:span><text:span text:style-name="T4_3">Pkt</text:span><text:span text:style-name="T4_4">:</text:span><text:span text:style-name="T4_5"><text:s/></text:span><text:span text:style-name="T4_6">All</text:span><text:span text:style-name="T4_7"><text:s/></text:span><text:span text:style-name="T4_8">destinations</text:span><text:span text:style-name="T4_9"><text:s/></text:span><text:span text:style-name="T4_10">included</text:span></text:p>
      <text:p text:style-name="P5"><text:span text:style-name="T5_1">Control</text:span><text:span text:style-name="T5_2"><text:s/></text:span><text:span text:style-name="T5_3">Pkt</text:span><text:span text:style-name="T5_4">:</text:span><text:span text:style-name="T5_5"><text:s/></text:span><text:span text:style-name="T5_6">Hello</text:span><text:span text:style-name="T5_7">,<text:s/></text:span><text:span text:style-name="T5_8">ACK</text:span><text:span text:style-name="T5_9">,<text:s/></text:span><text:span text:style-name="T5_10">DV</text:span><text:span text:style-name="T5_11"><text:s/></text:span><text:span text:style-name="T5_12">updates</text:span></text:p>
      <text:p text:style-name="P6"><text:span text:style-name="T6_1">Algo</text:span><text:span text:style-name="T6_2"><text:s/></text:span><text:span text:style-name="T6_3">Type</text:span><text:span text:style-name="T6_4">:</text:span><text:span text:style-name="T6_5"><text:s/></text:span><text:span text:style-name="T6_6">Simple</text:span><text:span text:style-name="T6_7"><text:s/></text:span><text:span text:style-name="T6_8">forwarding</text:span><text:span text:style-name="T6_9"><text:s/></text:span><text:span text:style-name="T6_10">based</text:span><text:span text:style-name="T6_11"><text:s/></text:span><text:span text:style-name="T6_12">on</text:span><text:span text:style-name="T6_13"><text:s/></text:span><text:span text:style-name="T6_14">Shortest</text:span><text:span text:style-name="T6_15">-</text:span><text:span text:style-name="T6_16">Path</text:span><text:span text:style-name="T6_17"><text:s/></text:span><text:span text:style-name="T6_18">entries</text:span><text:span text:style-name="T6_19"><text:s/></text:span><text:span text:style-name="T6_20">at</text:span><text:span text:style-name="T6_21"><text:s/></text:span><text:span text:style-name="T6_22">router</text:span><text:span text:style-name="T6_23"><text:s/></text:span><text:span text:style-name="T6_24">tables</text:span></text:p>
      <text:p text:style-name="P7"><text:span text:style-name="T7_1">Comments</text:span><text:span text:style-name="T7_2">:</text:span></text:p>
      <text:p text:style-name="P8"><text:span text:style-name="T8_1">___________________________________________________________________</text:span></text:p>
      <text:p text:style-name="P9"><text:span text:style-name="T9_1">Team</text:span><text:span text:style-name="T9_2"><text:s/>2:</text:span></text:p>
      <text:p text:style-name="P10"><text:span text:style-name="T10_1">Members</text:span><text:span text:style-name="T10_2">:</text:span><text:span text:style-name="T10_3"><text:s/></text:span><text:span text:style-name="T10_4">Sidhesh</text:span><text:span text:style-name="T10_5"><text:s/></text:span><text:span text:style-name="T10_6">Surve</text:span><text:span text:style-name="T10_7">,<text:s/></text:span><text:span text:style-name="T10_8">Swapnil</text:span><text:span text:style-name="T10_9"><text:s/></text:span><text:span text:style-name="T10_10">Sarode</text:span><text:span text:style-name="T10_11">,<text:s/></text:span><text:span text:style-name="T10_12">Mehmet</text:span><text:span text:style-name="T10_13"><text:s/></text:span><text:span text:style-name="T10_14">Fatih</text:span><text:span text:style-name="T10_15"><text:s/></text:span><text:span text:style-name="T10_16">Aktas</text:span></text:p>
      <text:p text:style-name="P11"><text:span text:style-name="T11_1">Protocol</text:span><text:span text:style-name="T11_2"><text:s/></text:span><text:span text:style-name="T11_3">Type</text:span><text:span text:style-name="T11_4">:</text:span><text:span text:style-name="T11_5"><text:s/></text:span><text:span text:style-name="T11_6">LS</text:span><text:span text:style-name="T11_7">-</text:span><text:span text:style-name="T11_8">based</text:span><text:span text:style-name="T11_9"><text:s/>(</text:span><text:span text:style-name="T11_10">not</text:span><text:span text:style-name="T11_11"><text:s/></text:span><text:span text:style-name="T11_12">particular</text:span><text:span text:style-name="T11_13">,<text:s/></text:span><text:span text:style-name="T11_14">OSPF</text:span><text:span text:style-name="T11_15">)</text:span></text:p>
      <text:p text:style-name="P12"><text:span text:style-name="T12_1">Data</text:span><text:span text:style-name="T12_2"><text:s/></text:span><text:span text:style-name="T12_3">Pkt</text:span><text:span text:style-name="T12_4">:</text:span><text:span text:style-name="T12_5"><text:s/></text:span><text:span text:style-name="T12_6">All</text:span><text:span text:style-name="T12_7"><text:s/></text:span><text:span text:style-name="T12_8">destinations</text:span><text:span text:style-name="T12_9"><text:s/></text:span><text:span text:style-name="T12_10">included</text:span></text:p>
      <text:p text:style-name="P13"><text:span text:style-name="T13_1">Control</text:span><text:span text:style-name="T13_2"><text:s/></text:span><text:span text:style-name="T13_3">Pkt</text:span><text:span text:style-name="T13_4">:</text:span><text:span text:style-name="T13_5"><text:s/></text:span><text:span text:style-name="T13_6">End</text:span><text:span text:style-name="T13_7">-</text:span><text:span text:style-name="T13_8">by</text:span><text:span text:style-name="T13_9">-</text:span><text:span text:style-name="T13_10">end</text:span><text:span text:style-name="T13_11"><text:s/></text:span><text:span text:style-name="T13_12">discovery</text:span><text:span text:style-name="T13_13">,<text:s/></text:span><text:span text:style-name="T13_14">Sender</text:span><text:span text:style-name="T13_15"><text:s/></text:span><text:span text:style-name="T13_16">broadcasts</text:span><text:span text:style-name="T13_17"><text:s/></text:span><text:span text:style-name="T13_18">multicast</text:span><text:span text:style-name="T13_19"><text:s/></text:span><text:span text:style-name="T13_20">membership</text:span><text:span text:style-name="T13_21"><text:s/></text:span><text:span text:style-name="T13_22">message</text:span><text:span text:style-name="T13_23"><text:s/></text:span><text:span text:style-name="T13_24">and</text:span><text:span text:style-name="T13_25"><text:s/></text:span><text:span text:style-name="T13_26">act</text:span><text:span text:style-name="T13_27"><text:s/></text:span><text:span text:style-name="T13_28">based</text:span><text:span text:style-name="T13_29"><text:s/></text:span><text:span text:style-name="T13_30">on</text:span><text:span text:style-name="T13_31"><text:s/></text:span><text:span text:style-name="T13_32">the</text:span><text:span text:style-name="T13_33"><text:s/></text:span><text:span text:style-name="T13_34">responses</text:span><text:span text:style-name="T13_35"><text:s/></text:span><text:span text:style-name="T13_36">of</text:span><text:span text:style-name="T13_37"><text:s/></text:span><text:span text:style-name="T13_38">the</text:span><text:span text:style-name="T13_39"><text:s/></text:span><text:span text:style-name="T13_40">destinations</text:span></text:p>
      <text:p text:style-name="P14"><text:span text:style-name="T14_1">Algo</text:span><text:span text:style-name="T14_2"><text:s/></text:span><text:span text:style-name="T14_3">Type</text:span><text:span text:style-name="T14_4">:</text:span><text:span text:style-name="T14_5"><text:s/></text:span><text:span text:style-name="T14_6">One</text:span><text:span text:style-name="T14_7">-</text:span><text:span text:style-name="T14_8">hop</text:span><text:span text:style-name="T14_9"><text:s/></text:span><text:span text:style-name="T14_10">Multicast</text:span><text:span text:style-name="T14_11"><text:s/></text:span><text:span text:style-name="T14_12">Cost</text:span><text:span text:style-name="T14_13"><text:s/></text:span><text:span text:style-name="T14_14">minimization</text:span><text:span text:style-name="T14_15">-</text:span><text:span text:style-name="T14_16">based</text:span><text:span text:style-name="T14_17"><text:s/></text:span><text:span text:style-name="T14_18">forwarding</text:span><text:span text:style-name="T14_19"><text:s/></text:span><text:span text:style-name="T14_20">logic</text:span></text:p>
      <text:p text:style-name="P15"><text:span text:style-name="T15_1">Comments</text:span><text:span text:style-name="T15_2">:</text:span></text:p>
      <text:p text:style-name="P16"><text:span text:style-name="T16_1">___________________________________________________________________</text:span></text:p>
      <text:p text:style-name="P17"><text:span text:style-name="T17_1">Team</text:span><text:span text:style-name="T17_2"><text:s/>3:</text:span></text:p>
      <text:p text:style-name="P18"><text:span text:style-name="T18_1">Members</text:span><text:span text:style-name="T18_2">:</text:span><text:span text:style-name="T18_3"><text:s/></text:span><text:span text:style-name="T18_4">M</text:span><text:span text:style-name="T18_5">.<text:s/></text:span><text:span text:style-name="T18_6">Krishnapur</text:span><text:span text:style-name="T18_7">,<text:s/></text:span><text:span text:style-name="T18_8">M</text:span><text:span text:style-name="T18_9">.<text:s/></text:span><text:span text:style-name="T18_10">Yuksel</text:span><text:span text:style-name="T18_11">,<text:s/></text:span><text:span text:style-name="T18_12">Anu</text:span><text:span text:style-name="T18_13"><text:s/></text:span><text:span text:style-name="T18_14">Liz</text:span><text:span text:style-name="T18_15"><text:s/></text:span><text:span text:style-name="T18_16">Tom</text:span></text:p>
      <text:p text:style-name="P19"><text:span text:style-name="T19_1">Protocol</text:span><text:span text:style-name="T19_2"><text:s/></text:span><text:span text:style-name="T19_3">Type</text:span><text:span text:style-name="T19_4">:<text:s/></text:span><text:span text:style-name="T19_5">OSPF</text:span><text:span text:style-name="T19_6">-</text:span><text:span text:style-name="T19_7">based</text:span><text:span text:style-name="T19_8"><text:s/></text:span><text:span text:style-name="T19_9">stop</text:span><text:span text:style-name="T19_10">&amp;</text:span><text:span text:style-name="T19_11">wait</text:span><text:span text:style-name="T19_12"><text:s/></text:span><text:span text:style-name="T19_13">ARQ</text:span></text:p>
      <text:p text:style-name="P20"><text:span text:style-name="T20_1">Data</text:span><text:span text:style-name="T20_2"><text:s/></text:span><text:span text:style-name="T20_3">Pkt</text:span><text:span text:style-name="T20_4">:</text:span><text:span text:style-name="T20_5"><text:s/>-</text:span></text:p>
      <text:p text:style-name="P21"><text:span text:style-name="T21_1">Control</text:span><text:span text:style-name="T21_2"><text:s/></text:span><text:span text:style-name="T21_3">Pkt</text:span><text:span text:style-name="T21_4">:</text:span><text:span text:style-name="T21_5"><text:s/></text:span><text:span text:style-name="T21_6">Hello</text:span><text:span text:style-name="T21_7">,<text:s/></text:span><text:span text:style-name="T21_8">Request</text:span><text:span text:style-name="T21_9"><text:s/></text:span><text:span text:style-name="T21_10">to</text:span><text:span text:style-name="T21_11"><text:s/></text:span><text:span text:style-name="T21_12">join</text:span></text:p>
      <text:p text:style-name="P22"><text:span text:style-name="T22_1">Algo</text:span><text:span text:style-name="T22_2"><text:s/></text:span><text:span text:style-name="T22_3">Type</text:span><text:span text:style-name="T22_4">:</text:span><text:span text:style-name="T22_5"><text:s/></text:span><text:span text:style-name="T22_6">Priority</text:span><text:span text:style-name="T22_7"><text:s/></text:span><text:span text:style-name="T22_8">table</text:span><text:span text:style-name="T22_9">,<text:s/></text:span><text:span text:style-name="T22_10">shortest</text:span><text:span text:style-name="T22_11"><text:s/></text:span><text:span text:style-name="T22_12">path</text:span><text:span text:style-name="T22_13"><text:s/></text:span><text:span text:style-name="T22_14">tree</text:span></text:p>
      <text:p text:style-name="P23"><text:span text:style-name="T23_1">Comments</text:span><text:span text:style-name="T23_2">:</text:span></text:p>
      <text:p text:style-name="P24"><text:span text:style-name="T24_1">___________________________________________________________________</text:span></text:p>
      <text:p text:style-name="P25"><text:span text:style-name="T25_1">Team</text:span><text:span text:style-name="T25_2"><text:s/>4:</text:span></text:p>
      <text:p text:style-name="P26"><text:span text:style-name="T26_1">Members</text:span><text:span text:style-name="T26_2">:</text:span><text:span text:style-name="T26_3"><text:s/></text:span><text:span text:style-name="T26_4">Bashar</text:span><text:span text:style-name="T26_5"><text:s/></text:span><text:span text:style-name="T26_6">Mohmood</text:span><text:span text:style-name="T26_7">,<text:s/></text:span><text:span text:style-name="T26_8">Musaab</text:span><text:span text:style-name="T26_9"><text:s/></text:span><text:span text:style-name="T26_10">Alaziz</text:span><text:span text:style-name="T26_11">,<text:s/></text:span><text:span text:style-name="T26_12">Ronal</text:span><text:span text:style-name="T26_13"><text:s/></text:span><text:span text:style-name="T26_14">Patel</text:span></text:p>
      <text:p text:style-name="P27"><text:span text:style-name="T27_1">Protocol</text:span><text:span text:style-name="T27_2"><text:s/></text:span><text:span text:style-name="T27_3">Type</text:span><text:span text:style-name="T27_4">:</text:span><text:span text:style-name="T27_5"><text:s/></text:span><text:span text:style-name="T27_6">OSPF</text:span></text:p>
      <text:p text:style-name="P28"><text:span text:style-name="T28_1">Data</text:span><text:span text:style-name="T28_2"><text:s/></text:span><text:span text:style-name="T28_3">Pkt</text:span><text:span text:style-name="T28_4">:</text:span><text:span text:style-name="T28_5"><text:s/>-</text:span></text:p>
      <text:p text:style-name="P29"><text:span text:style-name="T29_1">Control</text:span><text:span text:style-name="T29_2"><text:s/></text:span><text:span text:style-name="T29_3">Pkt</text:span><text:span text:style-name="T29_4">:</text:span><text:span text:style-name="T29_5"><text:s/></text:span><text:span text:style-name="T29_6">Hello</text:span><text:span text:style-name="T29_7">,<text:s/></text:span><text:span text:style-name="T29_8">ACK</text:span><text:span text:style-name="T29_9">,<text:s/></text:span><text:span text:style-name="T29_10">Router</text:span><text:span text:style-name="T29_11">-</text:span><text:span text:style-name="T29_12">Router</text:span><text:span text:style-name="T29_13">,<text:s/></text:span><text:span text:style-name="T29_14">node</text:span><text:span text:style-name="T29_15">-</text:span><text:span text:style-name="T29_16">router</text:span></text:p>
      <text:p text:style-name="P30"><text:span text:style-name="T30_1">Algo</text:span><text:span text:style-name="T30_2"><text:s/></text:span><text:span text:style-name="T30_3">Type</text:span><text:span text:style-name="T30_4">:</text:span><text:span text:style-name="T30_5"><text:s/></text:span><text:span text:style-name="T30_6">Checking</text:span><text:span text:style-name="T30_7"><text:s/></text:span><text:span text:style-name="T30_8">if</text:span><text:span text:style-name="T30_9"><text:s/></text:span><text:span text:style-name="T30_10">next</text:span><text:span text:style-name="T30_11">-</text:span><text:span text:style-name="T30_12">hop</text:span><text:span text:style-name="T30_13"><text:s/></text:span><text:span text:style-name="T30_14">is</text:span><text:span text:style-name="T30_15"><text:s/></text:span><text:span text:style-name="T30_16">dest</text:span><text:span text:style-name="T30_17"><text:s/></text:span><text:span text:style-name="T30_18">or</text:span><text:span text:style-name="T30_19"><text:s/></text:span><text:span text:style-name="T30_20">not</text:span><text:span text:style-name="T30_21"><text:s/></text:span><text:span text:style-name="T30_22">otherwise</text:span><text:span text:style-name="T30_23"><text:s/></text:span><text:span text:style-name="T30_24">duplicate</text:span></text:p>
      <text:p text:style-name="P31"><text:span text:style-name="T31_1">Comments</text:span><text:span text:style-name="T31_2">:</text:span></text:p>
      <text:p text:style-name="P32"><text:span text:style-name="T32_1">___________________________________________________________________</text:span></text:p>
      <text:p text:style-name="P33"><text:span text:style-name="T33_1">Team</text:span><text:span text:style-name="T33_2"><text:s/>5:</text:span></text:p>
      <text:p text:style-name="P34"><text:span text:style-name="T34_1">Members</text:span><text:span text:style-name="T34_2">:</text:span><text:span text:style-name="T34_3"><text:s/></text:span><text:span text:style-name="T34_4">Srikanth</text:span><text:span text:style-name="T34_5"><text:s/></text:span><text:span text:style-name="T34_6">S</text:span><text:span text:style-name="T34_7">.<text:s/></text:span><text:span text:style-name="T34_8">M</text:span><text:span text:style-name="T34_9">.,<text:s/></text:span><text:span text:style-name="T34_10">Prithvi</text:span><text:span text:style-name="T34_11"><text:s/></text:span><text:span text:style-name="T34_12">Maganti</text:span><text:span text:style-name="T34_13">,<text:s/></text:span><text:span text:style-name="T34_14">Kirty</text:span><text:span text:style-name="T34_15"><text:s/></text:span><text:span text:style-name="T34_16">Prabhakar</text:span><text:span text:style-name="T34_17">,<text:s/></text:span><text:span text:style-name="T34_18">Sujara</text:span><text:span text:style-name="T34_19"><text:s/></text:span><text:span text:style-name="T34_20">G</text:span></text:p>
      <text:p text:style-name="P35"><text:span text:style-name="T35_1">Protocol</text:span><text:span text:style-name="T35_2"><text:s/></text:span><text:span text:style-name="T35_3">Type</text:span><text:span text:style-name="T35_4">:</text:span><text:span text:style-name="T35_5"><text:s/></text:span><text:span text:style-name="T35_6">OSPF</text:span><text:span text:style-name="T35_7">-<text:s/></text:span><text:span text:style-name="T35_8">Modified</text:span><text:span text:style-name="T35_9">,<text:s/></text:span><text:span text:style-name="T35_10">Longest</text:span><text:span text:style-name="T35_11">-</text:span><text:span text:style-name="T35_12">path</text:span></text:p>
      <text:p text:style-name="P36"><text:span text:style-name="T36_1">Data</text:span><text:span text:style-name="T36_2"><text:s/></text:span><text:span text:style-name="T36_3">Pkt</text:span><text:span text:style-name="T36_4">:</text:span><text:span text:style-name="T36_5"><text:s/></text:span><text:span text:style-name="T36_6">dest</text:span><text:span text:style-name="T36_7"><text:s/></text:span><text:span text:style-name="T36_8">addresses</text:span><text:span text:style-name="T36_9">,<text:s/></text:span><text:span text:style-name="T36_10">Payload</text:span><text:span text:style-name="T36_11">,<text:s/></text:span><text:span text:style-name="T36_12">source</text:span><text:span text:style-name="T36_13"><text:s/></text:span><text:span text:style-name="T36_14">address</text:span></text:p>
      <text:p text:style-name="P37"><text:span text:style-name="T37_1">Control</text:span><text:span text:style-name="T37_2"><text:s/></text:span><text:span text:style-name="T37_3">Pkt</text:span><text:span text:style-name="T37_4">:</text:span><text:span text:style-name="T37_5"><text:s/></text:span><text:span text:style-name="T37_6">Hello</text:span><text:span text:style-name="T37_7"><text:s/></text:span><text:span text:style-name="T37_8">with</text:span><text:span text:style-name="T37_9"><text:s/></text:span><text:span text:style-name="T37_10">fields</text:span><text:span text:style-name="T37_11"><text:s/></text:span><text:span text:style-name="T37_12">for</text:span><text:span text:style-name="T37_13"><text:s/></text:span><text:span text:style-name="T37_14">router</text:span><text:span text:style-name="T37_15"><text:s/></text:span><text:span text:style-name="T37_16">ends</text:span><text:span text:style-name="T37_17"><text:s/></text:span><text:span text:style-name="T37_18">router</text:span></text:p>
      <text:p text:style-name="P38"><text:span text:style-name="T38_1">Algo</text:span><text:span text:style-name="T38_2"><text:s/></text:span><text:span text:style-name="T38_3">Type</text:span><text:span text:style-name="T38_4">:</text:span><text:span text:style-name="T38_5"><text:s/></text:span><text:span text:style-name="T38_6">Path</text:span><text:span text:style-name="T38_7"><text:s/></text:span><text:span text:style-name="T38_8">decided</text:span><text:span text:style-name="T38_9"><text:s/></text:span><text:span text:style-name="T38_10">only</text:span><text:span text:style-name="T38_11"><text:s/></text:span><text:span text:style-name="T38_12">after</text:span><text:span text:style-name="T38_13"><text:s/></text:span><text:span text:style-name="T38_14">a</text:span><text:span text:style-name="T38_15"><text:s/></text:span><text:span text:style-name="T38_16">dest</text:span><text:span text:style-name="T38_17"><text:s/></text:span><text:span text:style-name="T38_18">is</text:span><text:span text:style-name="T38_19"><text:s/></text:span><text:span text:style-name="T38_20">confirmed</text:span><text:span text:style-name="T38_21">-</text:span><text:span text:style-name="T38_22">reduces</text:span><text:span text:style-name="T38_23"><text:s/>#<text:s/></text:span><text:span text:style-name="T38_24">of</text:span><text:span text:style-name="T38_25"><text:s/></text:span><text:span text:style-name="T38_26">copied</text:span><text:span text:style-name="T38_27"><text:s/></text:span><text:span text:style-name="T38_28">made</text:span></text:p>
      <text:p text:style-name="P39"><text:span text:style-name="T39_1">Comments</text:span><text:span text:style-name="T39_2">:</text:span></text:p>
      <text:p text:style-name="P40"><text:span text:style-name="T40_1">___________________________________________________________________</text:span></text:p>
      <text:p text:style-name="P41"><text:span text:style-name="T41_1">Team</text:span><text:span text:style-name="T41_2"><text:s/>6:</text:span></text:p>
      <text:p text:style-name="P42"><text:span text:style-name="T42_1">Members</text:span><text:span text:style-name="T42_2">:</text:span><text:span text:style-name="T42_3"><text:s/></text:span><text:span text:style-name="T42_4">Cha</text:span><text:span text:style-name="T42_5"><text:s/></text:span><text:span text:style-name="T42_6">Han</text:span><text:span text:style-name="T42_7">,<text:s/></text:span><text:span text:style-name="T42_8">Zheng</text:span><text:span text:style-name="T42_9"><text:s/></text:span><text:span text:style-name="T42_10">Li</text:span><text:span text:style-name="T42_11">,<text:s/></text:span><text:span text:style-name="T42_12">Yi</text:span><text:span text:style-name="T42_13"><text:s/></text:span><text:span text:style-name="T42_14">Li</text:span></text:p>
      <text:p text:style-name="P43"><text:span text:style-name="T43_1">Protocol</text:span><text:span text:style-name="T43_2"><text:s/></text:span><text:span text:style-name="T43_3">Type</text:span><text:span text:style-name="T43_4">:</text:span><text:span text:style-name="T43_5"><text:s/></text:span><text:span text:style-name="T43_6">RIP</text:span><text:span text:style-name="T43_7">-</text:span><text:span text:style-name="T43_8">based</text:span></text:p>
      <text:p text:style-name="P44"><text:span text:style-name="T44_1">Data</text:span><text:span text:style-name="T44_2"><text:s/></text:span><text:span text:style-name="T44_3">Pkt</text:span><text:span text:style-name="T44_4">:</text:span><text:span text:style-name="T44_5"><text:s/></text:span><text:span text:style-name="T44_6">IP</text:span><text:span text:style-name="T44_7">-</text:span><text:span text:style-name="T44_8">based</text:span></text:p>
      <text:p text:style-name="P45"><text:span text:style-name="T45_1">Control</text:span><text:span text:style-name="T45_2"><text:s/></text:span><text:span text:style-name="T45_3">Pkt</text:span><text:span text:style-name="T45_4">:</text:span><text:span text:style-name="T45_5"><text:s/></text:span><text:span text:style-name="T45_6">ACK</text:span><text:span text:style-name="T45_7">,<text:s/></text:span><text:span text:style-name="T45_8">DV</text:span><text:span text:style-name="T45_9"><text:s/></text:span><text:span text:style-name="T45_10">update</text:span></text:p>
      <text:p text:style-name="P46"><text:span text:style-name="T46_1">Algo</text:span><text:span text:style-name="T46_2"><text:s/></text:span><text:span text:style-name="T46_3">Type</text:span><text:span text:style-name="T46_4">:</text:span><text:span text:style-name="T46_5"><text:s/></text:span><text:span text:style-name="T46_6">Forward</text:span><text:span text:style-name="T46_7"><text:s/></text:span><text:span text:style-name="T46_8">to</text:span><text:span text:style-name="T46_9"><text:s/></text:span><text:span text:style-name="T46_10">shortest</text:span><text:span text:style-name="T46_11"><text:s/></text:span><text:span text:style-name="T46_12">path</text:span><text:span text:style-name="T46_13"><text:s/></text:span><text:span text:style-name="T46_14">received</text:span><text:span text:style-name="T46_15"><text:s/></text:span><text:span text:style-name="T46_16">on</text:span><text:span text:style-name="T46_17"><text:s/></text:span><text:span text:style-name="T46_18">shorter</text:span><text:span text:style-name="T46_19"><text:s/></text:span><text:span text:style-name="T46_20">path</text:span><text:span text:style-name="T46_21">,<text:s/></text:span><text:span text:style-name="T46_22">hop</text:span><text:span text:style-name="T46_23">-</text:span><text:span text:style-name="T46_24">by</text:span><text:span text:style-name="T46_25">-</text:span><text:span text:style-name="T46_26">hop</text:span></text:p>
      <text:p text:style-name="P47"><text:span text:style-name="T47_1">Comments</text:span><text:span text:style-name="T47_2">:</text:span></text:p>
      <text:p text:style-name="P48"><text:span text:style-name="T48_1">___________________________________________________________________</text:span></text:p>
      <text:p text:style-name="P49"><text:span text:style-name="T49_1">Team</text:span><text:span text:style-name="T49_2"><text:s/>7:</text:span></text:p>
      <text:p text:style-name="P50"><text:span text:style-name="T50_1">Members</text:span><text:span text:style-name="T50_2">:</text:span><text:span text:style-name="T50_3"><text:s/></text:span><text:span text:style-name="T50_4">Amanbir</text:span><text:span text:style-name="T50_5"><text:s/></text:span><text:span text:style-name="T50_6">Singh</text:span><text:span text:style-name="T50_7">,<text:s/></text:span><text:span text:style-name="T50_8">Jagbir</text:span><text:span text:style-name="T50_9"><text:s/></text:span><text:span text:style-name="T50_10">Singh</text:span><text:span text:style-name="T50_11">,</text:span><text:span text:style-name="T50_12">Bhumika</text:span><text:span text:style-name="T50_13"><text:s/></text:span><text:span text:style-name="T50_14">Singh</text:span><text:span text:style-name="T50_15">,</text:span><text:span text:style-name="T50_16">Shalaka</text:span><text:span text:style-name="T50_17"><text:s/></text:span><text:span text:style-name="T50_18">Dhayatkar</text:span></text:p>
      <text:p text:style-name="P51"><text:span text:style-name="T51_1">Protocol</text:span><text:span text:style-name="T51_2"><text:s/></text:span><text:span text:style-name="T51_3">Type</text:span><text:span text:style-name="T51_4">:</text:span><text:span text:style-name="T51_5"><text:s/></text:span><text:span text:style-name="T51_6">localized</text:span><text:span text:style-name="T51_7"><text:s/></text:span><text:span text:style-name="T51_8">multicast</text:span><text:span text:style-name="T51_9"><text:s/></text:span><text:span text:style-name="T51_10">routing</text:span></text:p>
      <text:p text:style-name="P52"><text:span text:style-name="T52_1">Data</text:span><text:span text:style-name="T52_2"><text:s/></text:span><text:span text:style-name="T52_3">Pkt</text:span><text:span text:style-name="T52_4">:</text:span><text:span text:style-name="T52_5"><text:s/></text:span><text:span text:style-name="T52_6">IP</text:span><text:span text:style-name="T52_7">-</text:span><text:span text:style-name="T52_8">based</text:span></text:p>
      <text:p text:style-name="P53"><text:span text:style-name="T53_1">Control</text:span><text:span text:style-name="T53_2"><text:s/></text:span><text:span text:style-name="T53_3">Pkt</text:span><text:span text:style-name="T53_4">:</text:span><text:span text:style-name="T53_5"><text:s/></text:span><text:span text:style-name="T53_6">Forwarding</text:span><text:span text:style-name="T53_7"><text:s/>&amp;<text:s/></text:span><text:span text:style-name="T53_8">reverse</text:span><text:span text:style-name="T53_9"><text:s/></text:span><text:span text:style-name="T53_10">packet</text:span></text:p>
      <text:p text:style-name="P54"><text:span text:style-name="T54_1">Algo</text:span><text:span text:style-name="T54_2"><text:s/></text:span><text:span text:style-name="T54_3">Type</text:span><text:span text:style-name="T54_4">:</text:span><text:span text:style-name="T54_5"><text:s/></text:span><text:span text:style-name="T54_6">Localized</text:span><text:span text:style-name="T54_7"><text:s/></text:span><text:span text:style-name="T54_8">multicast</text:span><text:span text:style-name="T54_9"><text:s/></text:span><text:span text:style-name="T54_10">algorithm</text:span></text:p>
      <text:p text:style-name="P55"><text:span text:style-name="T55_1">Comments</text:span><text:span text:style-name="T55_2">:</text:span></text:p>
      <text:p text:style-name="P56"><text:span text:style-name="T56_1">___________________________________________________________________</text:span></text:p>
      <text:p text:style-name="P57"><text:span text:style-name="T57_1">Team</text:span><text:span text:style-name="T57_2"><text:s/>8:</text:span></text:p>
      <text:p text:style-name="P58"><text:span text:style-name="T58_1">Members</text:span><text:span text:style-name="T58_2">:</text:span><text:span text:style-name="T58_3"><text:s/></text:span><text:span text:style-name="T58_4">Tuo</text:span><text:span text:style-name="T58_5"><text:s/></text:span><text:span text:style-name="T58_6">Wang</text:span><text:span text:style-name="T58_7">,<text:s/></text:span><text:span text:style-name="T58_8">Qiannan</text:span><text:span text:style-name="T58_9"><text:s/></text:span><text:span text:style-name="T58_10">Li</text:span><text:span text:style-name="T58_11">,<text:s/></text:span><text:span text:style-name="T58_12">Zhenyu</text:span><text:span text:style-name="T58_13"><text:s/></text:span><text:span text:style-name="T58_14">Fan</text:span></text:p>
      <text:p text:style-name="P59"><text:span text:style-name="T59_1">Protocol</text:span><text:span text:style-name="T59_2"><text:s/></text:span><text:span text:style-name="T59_3">Type</text:span><text:span text:style-name="T59_4">:</text:span><text:span text:style-name="T59_5"><text:s/></text:span><text:span text:style-name="T59_6">RIP</text:span></text:p>
      <text:p text:style-name="P60"><text:span text:style-name="T60_1">Data</text:span><text:span text:style-name="T60_2"><text:s/></text:span><text:span text:style-name="T60_3">Pkt</text:span><text:span text:style-name="T60_4">:</text:span><text:span text:style-name="T60_5"><text:s/></text:span><text:span text:style-name="T60_6">Source</text:span><text:span text:style-name="T60_7"><text:s/></text:span><text:span text:style-name="T60_8">address</text:span><text:span text:style-name="T60_9">,<text:s/></text:span><text:span text:style-name="T60_10">destination</text:span><text:span text:style-name="T60_11"><text:s/></text:span><text:span text:style-name="T60_12">group</text:span><text:span text:style-name="T60_13">,<text:s/></text:span><text:span text:style-name="T60_14">type</text:span><text:span text:style-name="T60_15">,<text:s/></text:span><text:span text:style-name="T60_16">sequence</text:span><text:span text:style-name="T60_17"><text:s/></text:span><text:span text:style-name="T60_18">number</text:span><text:span text:style-name="T60_19">,<text:s/></text:span><text:span text:style-name="T60_20">payload</text:span></text:p>
      <text:p text:style-name="P61"><text:span text:style-name="T61_1">Control</text:span><text:span text:style-name="T61_2"><text:s/></text:span><text:span text:style-name="T61_3">Pkt</text:span><text:span text:style-name="T61_4">:</text:span><text:span text:style-name="T61_5"><text:s/></text:span><text:span text:style-name="T61_6">Hello</text:span><text:span text:style-name="T61_7">-</text:span><text:span text:style-name="T61_8">ACK</text:span><text:span text:style-name="T61_9">,<text:s/></text:span><text:span text:style-name="T61_10">Routing</text:span><text:span text:style-name="T61_11"><text:s/></text:span><text:span text:style-name="T61_12">table</text:span><text:span text:style-name="T61_13"><text:s/></text:span><text:span text:style-name="T61_14">update</text:span></text:p>
      <text:p text:style-name="P62"><text:span text:style-name="T62_1">Algo</text:span><text:span text:style-name="T62_2"><text:s/></text:span><text:span text:style-name="T62_3">Type</text:span><text:span text:style-name="T62_4">:</text:span><text:span text:style-name="T62_5"><text:s/></text:span><text:span text:style-name="T62_6">PIM</text:span><text:span text:style-name="T62_7">-</text:span><text:span text:style-name="T62_8">SM</text:span><text:span text:style-name="T62_9"><text:s/></text:span><text:span text:style-name="T62_10">Rendezvous</text:span><text:span text:style-name="T62_11"><text:s/></text:span><text:span text:style-name="T62_12">Point</text:span></text:p>
      <text:p text:style-name="P63"><text:span text:style-name="T63_1">Comments</text:span><text:span text:style-name="T63_2">:</text:span></text:p>
      <text:p text:style-name="P64"><text:span text:style-name="T64_1">___________________________________________________________________</text:span></text:p>
      <text:p text:style-name="P65"><text:span text:style-name="T65_1">Team</text:span><text:span text:style-name="T65_2"><text:s/>9:</text:span></text:p>
      <text:p text:style-name="P66"><text:span text:style-name="T66_1">Members</text:span><text:span text:style-name="T66_2">:</text:span><text:span text:style-name="T66_3"><text:s/></text:span><text:span text:style-name="T66_4">Ajinkya</text:span><text:span text:style-name="T66_5">,<text:s/></text:span><text:span text:style-name="T66_6">Karthik</text:span><text:span text:style-name="T66_7">,<text:s/></text:span><text:span text:style-name="T66_8">Vivek</text:span></text:p>
      <text:p text:style-name="P67"><text:span text:style-name="T67_1">Protocol</text:span><text:span text:style-name="T67_2"><text:s/></text:span><text:span text:style-name="T67_3">Type</text:span><text:span text:style-name="T67_4">:</text:span><text:span text:style-name="T67_5"><text:s/></text:span><text:span text:style-name="T67_6">DVR</text:span><text:span text:style-name="T67_7">,<text:s/></text:span><text:span text:style-name="T67_8">Group</text:span><text:span text:style-name="T67_9"><text:s/></text:span><text:span text:style-name="T67_10">Membership</text:span></text:p>
      <text:p text:style-name="P68"><text:span text:style-name="T68_1">Data</text:span><text:span text:style-name="T68_2"><text:s/></text:span><text:span text:style-name="T68_3">Pkt</text:span><text:span text:style-name="T68_4">:</text:span><text:span text:style-name="T68_5"><text:s/></text:span><text:span text:style-name="T68_6">Type</text:span><text:span text:style-name="T68_7">,<text:s/></text:span><text:span text:style-name="T68_8">seq</text:span><text:span text:style-name="T68_9">.<text:s/></text:span><text:span text:style-name="T68_10">src</text:span><text:span text:style-name="T68_11">.<text:s/></text:span><text:span text:style-name="T68_12">group</text:span><text:span text:style-name="T68_13"><text:s/></text:span><text:span text:style-name="T68_14">addr</text:span><text:span text:style-name="T68_15">,<text:s/></text:span><text:span text:style-name="T68_16">length</text:span><text:span text:style-name="T68_17">,<text:s/></text:span><text:span text:style-name="T68_18">payload</text:span></text:p>
      <text:p text:style-name="P69"><text:span text:style-name="T69_1">Control</text:span><text:span text:style-name="T69_2"><text:s/></text:span><text:span text:style-name="T69_3">Pkt</text:span><text:span text:style-name="T69_4">:</text:span><text:span text:style-name="T69_5"><text:s/></text:span><text:span text:style-name="T69_6">type</text:span><text:span text:style-name="T69_7">,<text:s/></text:span><text:span text:style-name="T69_8">type</text:span><text:span text:style-name="T69_9">-</text:span><text:span text:style-name="T69_10">specific</text:span><text:span text:style-name="T69_11"><text:s/></text:span><text:span text:style-name="T69_12">field</text:span><text:span text:style-name="T69_13">.<text:s/></text:span><text:span text:style-name="T69_14">Hello</text:span><text:span text:style-name="T69_15">-</text:span><text:span text:style-name="T69_16">ACK</text:span><text:span text:style-name="T69_17">,<text:s/></text:span><text:span text:style-name="T69_18">Group</text:span><text:span text:style-name="T69_19">-</text:span><text:span text:style-name="T69_20">Request</text:span><text:span text:style-name="T69_21">,<text:s/></text:span><text:span text:style-name="T69_22">Request</text:span><text:span text:style-name="T69_23"><text:s/></text:span><text:span text:style-name="T69_24">propagation</text:span></text:p>
      <text:p text:style-name="P70"><text:span text:style-name="T70_1">Algo</text:span><text:span text:style-name="T70_2"><text:s/></text:span><text:span text:style-name="T70_3">Type</text:span><text:span text:style-name="T70_4">:</text:span><text:span text:style-name="T70_5"><text:s/></text:span><text:span text:style-name="T70_6">Avoid</text:span><text:span text:style-name="T70_7"><text:s/></text:span><text:span text:style-name="T70_8">pruning</text:span><text:span text:style-name="T70_9"><text:s/></text:span><text:span text:style-name="T70_10">by</text:span><text:span text:style-name="T70_11"><text:s/></text:span><text:span text:style-name="T70_12">reverse</text:span><text:span text:style-name="T70_13"><text:s/></text:span><text:span text:style-name="T70_14">path</text:span><text:span text:style-name="T70_15"><text:s/></text:span><text:span text:style-name="T70_16">messaging</text:span></text:p>
      <text:p text:style-name="P71"><text:span text:style-name="T71_1">Comments</text:span><text:span text:style-name="T71_2">:</text:span></text:p>
      <text:p text:style-name="P72"><text:span text:style-name="T72_1">___________________________________________________________________</text:span></text:p>
      <text:p text:style-name="P73"><text:span text:style-name="T73_1">Team</text:span><text:span text:style-name="T73_2"><text:s/>10:</text:span></text:p>
      <text:p text:style-name="P74"><text:span text:style-name="T74_1">Members</text:span><text:span text:style-name="T74_2">:</text:span><text:span text:style-name="T74_3"><text:s/></text:span><text:span text:style-name="T74_4">Xiachan</text:span><text:span text:style-name="T74_5"><text:s/></text:span><text:span text:style-name="T74_6">Li</text:span><text:span text:style-name="T74_7">,<text:s/></text:span><text:span text:style-name="T74_8">Bin</text:span><text:span text:style-name="T74_9"><text:s/></text:span><text:span text:style-name="T74_10">Cheng</text:span><text:span text:style-name="T74_11">,<text:s/></text:span><text:span text:style-name="T74_12">Cheng</text:span><text:span text:style-name="T74_13"><text:s/></text:span><text:span text:style-name="T74_14">Yi</text:span><text:span text:style-name="T74_15"><text:s/></text:span><text:span text:style-name="T74_16">Jiang</text:span></text:p>
      <text:p text:style-name="P75"><text:span text:style-name="T75_1">Protocol</text:span><text:span text:style-name="T75_2"><text:s/></text:span><text:span text:style-name="T75_3">Type</text:span><text:span text:style-name="T75_4">:</text:span><text:span text:style-name="T75_5"><text:s/></text:span><text:span text:style-name="T75_6">RIP</text:span><text:span text:style-name="T75_7">-</text:span><text:span text:style-name="T75_8">based</text:span></text:p>
      <text:p text:style-name="P76"><text:span text:style-name="T76_1">Data</text:span><text:span text:style-name="T76_2"><text:s/></text:span><text:span text:style-name="T76_3">Pkt</text:span><text:span text:style-name="T76_4">:</text:span><text:span text:style-name="T76_5"><text:s/></text:span><text:span text:style-name="T76_6">Destination</text:span><text:span text:style-name="T76_7"><text:s/></text:span><text:span text:style-name="T76_8">address</text:span><text:span text:style-name="T76_9">,<text:s/></text:span><text:span text:style-name="T76_10">source</text:span><text:span text:style-name="T76_11"><text:s/></text:span><text:span text:style-name="T76_12">address</text:span><text:span text:style-name="T76_13">,<text:s/></text:span><text:span text:style-name="T76_14">type</text:span><text:span text:style-name="T76_15">,<text:s/></text:span><text:span text:style-name="T76_16">payload</text:span><text:span text:style-name="T76_17"><text:s/>(1500<text:s/></text:span><text:span text:style-name="T76_18">bytes</text:span><text:span text:style-name="T76_19"><text:s/></text:span><text:span text:style-name="T76_20">total</text:span><text:span text:style-name="T76_21">)</text:span></text:p>
      <text:p text:style-name="P77"><text:span text:style-name="T77_1">Control</text:span><text:span text:style-name="T77_2"><text:s/></text:span><text:span text:style-name="T77_3">Pkt</text:span><text:span text:style-name="T77_4">:</text:span><text:span text:style-name="T77_5"><text:s/></text:span><text:span text:style-name="T77_6">Hello</text:span><text:span text:style-name="T77_7"><text:s/></text:span><text:span text:style-name="T77_8">message</text:span><text:span text:style-name="T77_9">,<text:s/></text:span><text:span text:style-name="T77_10">Update</text:span><text:span text:style-name="T77_11"><text:s/></text:span><text:span text:style-name="T77_12">message</text:span><text:span text:style-name="T77_13">,<text:s/></text:span><text:span text:style-name="T77_14">ACK</text:span></text:p>
      <text:p text:style-name="P78"><text:span text:style-name="T78_1">Algo</text:span><text:span text:style-name="T78_2"><text:s/></text:span><text:span text:style-name="T78_3">Type</text:span><text:span text:style-name="T78_4">:</text:span><text:span text:style-name="T78_5"><text:s/></text:span><text:span text:style-name="T78_6">Construct</text:span><text:span text:style-name="T78_7"><text:s/></text:span><text:span text:style-name="T78_8">a</text:span><text:span text:style-name="T78_9"><text:s/></text:span><text:span text:style-name="T78_10">group</text:span><text:span text:style-name="T78_11"><text:s/></text:span><text:span text:style-name="T78_12">address</text:span><text:span text:style-name="T78_13"><text:s/></text:span><text:span text:style-name="T78_14">for</text:span><text:span text:style-name="T78_15"><text:s/></text:span><text:span text:style-name="T78_16">multicast</text:span><text:span text:style-name="T78_17">.<text:s/></text:span><text:span text:style-name="T78_18">Use</text:span><text:span text:style-name="T78_19"><text:s/></text:span><text:span text:style-name="T78_20">routing</text:span><text:span text:style-name="T78_21"><text:s/></text:span><text:span text:style-name="T78_22">table</text:span><text:span text:style-name="T78_23"><text:s/></text:span><text:span text:style-name="T78_24">forwarding</text:span><text:span text:style-name="T78_25">.</text:span></text:p>
      <text:p text:style-name="P79"><text:span text:style-name="T79_1">Comments</text:span><text:span text:style-name="T79_2">:<text:s/></text:span><text:span text:style-name="T79_3">Group</text:span><text:span text:style-name="T79_4"><text:s/></text:span><text:span text:style-name="T79_5">address</text:span><text:span text:style-name="T79_6"><text:s/></text:span><text:span text:style-name="T79_7">limits</text:span><text:span text:style-name="T79_8"><text:s/></text:span><text:span text:style-name="T79_9">the</text:span><text:span text:style-name="T79_10"><text:s/></text:span><text:span text:style-name="T79_11">dynamic</text:span><text:span text:style-name="T79_12"><text:s/></text:span><text:span text:style-name="T79_13">of</text:span><text:span text:style-name="T79_14"><text:s/></text:span><text:span text:style-name="T79_15">member</text:span><text:span text:style-name="T79_16"><text:s/></text:span><text:span text:style-name="T79_17">destinations</text:span><text:span text:style-name="T79_18">.</text:span></text:p>
      <text:p text:style-name="P80"><text:span text:style-name="T80_1">___________________________________________________________________</text:span></text:p>
      <text:p text:style-name="P81"><text:span text:style-name="T81_1">Team</text:span><text:span text:style-name="T81_2"><text:s/>11:</text:span></text:p>
      <text:p text:style-name="P82"><text:span text:style-name="T82_1">Members</text:span><text:span text:style-name="T82_2">:</text:span><text:span text:style-name="T82_3"><text:s/></text:span><text:span text:style-name="T82_4">Li</text:span><text:span text:style-name="T82_5"><text:s/></text:span><text:span text:style-name="T82_6">Zhu</text:span><text:span text:style-name="T82_7">,<text:s/></text:span><text:span text:style-name="T82_8">Bingbing</text:span><text:span text:style-name="T82_9"><text:s/></text:span><text:span text:style-name="T82_10">Xu</text:span><text:span text:style-name="T82_11">,<text:s/></text:span><text:span text:style-name="T82_12">Zhenhua</text:span><text:span text:style-name="T82_13"><text:s/></text:span><text:span text:style-name="T82_14">Jia</text:span></text:p>
      <text:p text:style-name="P83"><text:span text:style-name="T83_1">Protocol</text:span><text:span text:style-name="T83_2"><text:s/></text:span><text:span text:style-name="T83_3">Type</text:span><text:span text:style-name="T83_4">:</text:span><text:span text:style-name="T83_5"><text:s/></text:span><text:span text:style-name="T83_6">RIP</text:span><text:span text:style-name="T83_7">,<text:s/></text:span><text:span text:style-name="T83_8">PIM</text:span><text:span text:style-name="T83_9">-</text:span><text:span text:style-name="T83_10">SM</text:span><text:span text:style-name="T83_11"><text:s/></text:span><text:span text:style-name="T83_12">modified</text:span></text:p>
      <text:p text:style-name="P84"><text:span text:style-name="T84_1">Data</text:span><text:span text:style-name="T84_2"><text:s/></text:span><text:span text:style-name="T84_3">Pkt</text:span><text:span text:style-name="T84_4">:</text:span><text:span text:style-name="T84_5"><text:s/></text:span><text:span text:style-name="T84_6">Data</text:span><text:span text:style-name="T84_7"><text:s/></text:span><text:span text:style-name="T84_8">ACK</text:span></text:p>
      <text:p text:style-name="P85"><text:span text:style-name="T85_1">Control</text:span><text:span text:style-name="T85_2"><text:s/></text:span><text:span text:style-name="T85_3">Pkt</text:span><text:span text:style-name="T85_4">:</text:span><text:span text:style-name="T85_5"><text:s/></text:span><text:span text:style-name="T85_6">Hello</text:span><text:span text:style-name="T85_7"><text:s/></text:span><text:span text:style-name="T85_8">message</text:span><text:span text:style-name="T85_9">,<text:s/></text:span><text:span text:style-name="T85_10">join</text:span><text:span text:style-name="T85_11">/</text:span><text:span text:style-name="T85_12">leave</text:span><text:span text:style-name="T85_13"><text:s/></text:span><text:span text:style-name="T85_14">packet</text:span></text:p>
      <text:p text:style-name="P86"><text:span text:style-name="T86_1">Algo</text:span><text:span text:style-name="T86_2"><text:s/></text:span><text:span text:style-name="T86_3">Type</text:span><text:span text:style-name="T86_4">:</text:span><text:span text:style-name="T86_5"><text:s/></text:span><text:span text:style-name="T86_6">Distance</text:span><text:span text:style-name="T86_7"><text:s/></text:span><text:span text:style-name="T86_8">vector</text:span><text:span text:style-name="T86_9">,<text:s/></text:span><text:span text:style-name="T86_10">source</text:span><text:span text:style-name="T86_11">-</text:span><text:span text:style-name="T86_12">specific</text:span><text:span text:style-name="T86_13"><text:s/></text:span><text:span text:style-name="T86_14">tree</text:span></text:p>
      <text:p text:style-name="P87"><text:span text:style-name="T87_1">Comments</text:span><text:span text:style-name="T87_2">:<text:s/></text:span></text:p>
      <text:p text:style-name="P88"><text:span text:style-name="T88_1">___________________________________________________________________</text:span></text:p>
      <text:p text:style-name="P89"><text:span text:style-name="T89_1">Team</text:span><text:span text:style-name="T89_2"><text:s/>12:</text:span></text:p>
      <text:p text:style-name="P90"><text:span text:style-name="T90_1">Members</text:span><text:span text:style-name="T90_2">:</text:span><text:span text:style-name="T90_3"><text:s/></text:span><text:span text:style-name="T90_4">Yang</text:span><text:span text:style-name="T90_5"><text:s/></text:span><text:span text:style-name="T90_6">Zhang</text:span><text:span text:style-name="T90_7">,<text:s/></text:span><text:span text:style-name="T90_8">Yi</text:span><text:span text:style-name="T90_9"><text:s/></text:span><text:span text:style-name="T90_10">Jin</text:span></text:p>
      <text:p text:style-name="P91"><text:span text:style-name="T91_1">Protocol</text:span><text:span text:style-name="T91_2"><text:s/></text:span><text:span text:style-name="T91_3">Type</text:span><text:span text:style-name="T91_4">:</text:span><text:span text:style-name="T91_5"><text:s/></text:span><text:span text:style-name="T91_6">RIP</text:span></text:p>
      <text:p text:style-name="P92"><text:span text:style-name="T92_1">Data</text:span><text:span text:style-name="T92_2"><text:s/></text:span><text:span text:style-name="T92_3">Pkt</text:span><text:span text:style-name="T92_4">:</text:span><text:span text:style-name="T92_5"><text:s/></text:span><text:span text:style-name="T92_6">IP</text:span><text:span text:style-name="T92_7">-</text:span><text:span text:style-name="T92_8">based</text:span></text:p>
      <text:p text:style-name="P93"><text:span text:style-name="T93_1">Control</text:span><text:span text:style-name="T93_2"><text:s/></text:span><text:span text:style-name="T93_3">Pkt</text:span><text:span text:style-name="T93_4">:</text:span><text:span text:style-name="T93_5"><text:s/></text:span><text:span text:style-name="T93_6">Hello</text:span><text:span text:style-name="T93_7"><text:s/></text:span><text:span text:style-name="T93_8">message</text:span><text:span text:style-name="T93_9">,<text:s/></text:span><text:span text:style-name="T93_10">ACK</text:span></text:p>
      <text:p text:style-name="P94"><text:span text:style-name="T94_1">Algo</text:span><text:span text:style-name="T94_2"><text:s/></text:span><text:span text:style-name="T94_3">Type</text:span><text:span text:style-name="T94_4">:</text:span><text:span text:style-name="T94_5"><text:s/></text:span><text:span text:style-name="T94_6">Using</text:span><text:span text:style-name="T94_7"><text:s/></text:span><text:span text:style-name="T94_8">routing</text:span><text:span text:style-name="T94_9">-</text:span><text:span text:style-name="T94_10">table</text:span><text:span text:style-name="T94_11"><text:s/></text:span><text:span text:style-name="T94_12">forwarding</text:span><text:span text:style-name="T94_13"><text:tab/></text:span></text:p>
      <text:p text:style-name="P95"><text:span text:style-name="T95_1">Comments</text:span><text:span text:style-name="T95_2">:<text:s/></text:span></text:p>
      <text:p text:style-name="P96"><text:span text:style-name="T96_1">___________________________________________________________________</text:span></text:p>
      <text:p text:style-name="P97"><text:span text:style-name="T97_1">Team</text:span><text:span text:style-name="T97_2"><text:s/>13:</text:span></text:p>
      <text:p text:style-name="P98"><text:span text:style-name="T98_1">Members</text:span><text:span text:style-name="T98_2">:</text:span><text:span text:style-name="T98_3"><text:s/></text:span><text:span text:style-name="T98_4">Jianan</text:span><text:span text:style-name="T98_5"><text:s/></text:span><text:span text:style-name="T98_6">Li</text:span><text:span text:style-name="T98_7">,<text:s/></text:span><text:span text:style-name="T98_8">Haixia</text:span><text:span text:style-name="T98_9"><text:s/></text:span><text:span text:style-name="T98_10">Xi</text:span><text:span text:style-name="T98_11">,<text:s/></text:span><text:span text:style-name="T98_12">Huan</text:span><text:span text:style-name="T98_13"><text:s/></text:span><text:span text:style-name="T98_14">Yanj</text:span></text:p>
      <text:p text:style-name="P99"><text:span text:style-name="T99_1">Protocol</text:span><text:span text:style-name="T99_2"><text:s/></text:span><text:span text:style-name="T99_3">Type</text:span><text:span text:style-name="T99_4">:</text:span><text:span text:style-name="T99_5"><text:s/></text:span><text:span text:style-name="T99_6">RIP</text:span><text:span text:style-name="T99_7">-</text:span><text:span text:style-name="T99_8">based</text:span></text:p>
      <text:p text:style-name="P100"><text:span text:style-name="T100_1">Data</text:span><text:span text:style-name="T100_2"><text:s/></text:span><text:span text:style-name="T100_3">Pkt</text:span><text:span text:style-name="T100_4">:</text:span><text:span text:style-name="T100_5"><text:s/></text:span><text:span text:style-name="T100_6">Data</text:span><text:span text:style-name="T100_7"><text:s/></text:span><text:span text:style-name="T100_8">pkt</text:span><text:span text:style-name="T100_9">,<text:s/></text:span><text:span text:style-name="T100_10">RIP</text:span><text:span text:style-name="T100_11"><text:s/></text:span><text:span text:style-name="T100_12">info</text:span><text:span text:style-name="T100_13"><text:s/></text:span><text:span text:style-name="T100_14">pkt</text:span></text:p>
      <text:p text:style-name="P101"><text:span text:style-name="T101_1">Control</text:span><text:span text:style-name="T101_2"><text:s/></text:span><text:span text:style-name="T101_3">Pkt</text:span><text:span text:style-name="T101_4">:</text:span><text:span text:style-name="T101_5"><text:s/></text:span><text:span text:style-name="T101_6">Hello</text:span><text:span text:style-name="T101_7"><text:s/></text:span><text:span text:style-name="T101_8">pkt</text:span><text:span text:style-name="T101_9">,<text:s/></text:span><text:span text:style-name="T101_10">ACK</text:span><text:span text:style-name="T101_11"><text:s/></text:span><text:span text:style-name="T101_12">pkt</text:span></text:p>
      <text:p text:style-name="P102"><text:span text:style-name="T102_1">Algo</text:span><text:span text:style-name="T102_2"><text:s/></text:span><text:span text:style-name="T102_3">Type</text:span><text:span text:style-name="T102_4">:</text:span><text:span text:style-name="T102_5"><text:s/></text:span><text:span text:style-name="T102_6">DV</text:span></text:p>
      <text:p text:style-name="P103"><text:span text:style-name="T103_1">Comments</text:span><text:span text:style-name="T103_2">:<text:s/></text:span></text:p>
      <text:p text:style-name="P104"><text:span text:style-name="T104_1">___________________________________________________________________</text:span></text:p>
      <text:p text:style-name="P105"><text:span text:style-name="T105_1">Team</text:span><text:span text:style-name="T105_2"><text:s/>14:</text:span></text:p>
      <text:p text:style-name="P106"><text:span text:style-name="T106_1">Members</text:span><text:span text:style-name="T106_2">:</text:span><text:span text:style-name="T106_3"><text:s/></text:span><text:span text:style-name="T106_4">Srikant</text:span><text:span text:style-name="T106_5"><text:s/></text:span><text:span text:style-name="T106_6">V</text:span><text:span text:style-name="T106_7">.,<text:s/></text:span><text:span text:style-name="T106_8">Vishal</text:span><text:span text:style-name="T106_9"><text:s/></text:span><text:span text:style-name="T106_10">M</text:span><text:span text:style-name="T106_11">,<text:s/></text:span><text:span text:style-name="T106_12">Kishoke</text:span><text:span text:style-name="T106_13"><text:s/></text:span><text:span text:style-name="T106_14">B</text:span></text:p>
      <text:p text:style-name="P107"><text:span text:style-name="T107_1">Protocol</text:span><text:span text:style-name="T107_2"><text:s/></text:span><text:span text:style-name="T107_3">Type</text:span><text:span text:style-name="T107_4">:</text:span><text:span text:style-name="T107_5"><text:s/></text:span><text:span text:style-name="T107_6">RIP</text:span></text:p>
      <text:p text:style-name="P108"><text:span text:style-name="T108_1">Data</text:span><text:span text:style-name="T108_2"><text:s/></text:span><text:span text:style-name="T108_3">Pkt</text:span><text:span text:style-name="T108_4">:</text:span><text:span text:style-name="T108_5"><text:s/></text:span><text:span text:style-name="T108_6">IP</text:span><text:span text:style-name="T108_7">-</text:span><text:span text:style-name="T108_8">based</text:span><text:span text:style-name="T108_9"><text:s/>(</text:span><text:span text:style-name="T108_10">both</text:span><text:span text:style-name="T108_11"><text:s/></text:span><text:span text:style-name="T108_12">extra</text:span><text:span text:style-name="T108_13"><text:s/>32<text:s/></text:span><text:span text:style-name="T108_14">bit</text:span><text:span text:style-name="T108_15"><text:s/></text:span><text:span text:style-name="T108_16">addr</text:span><text:span text:style-name="T108_17">)</text:span></text:p>
      <text:p text:style-name="P109"><text:span text:style-name="T109_1">Control</text:span><text:span text:style-name="T109_2"><text:s/></text:span><text:span text:style-name="T109_3">Pkt</text:span><text:span text:style-name="T109_4">:</text:span><text:span text:style-name="T109_5"><text:s/></text:span><text:span text:style-name="T109_6">Join</text:span><text:span text:style-name="T109_7">,<text:s/></text:span><text:span text:style-name="T109_8">Hello</text:span></text:p>
      <text:p text:style-name="P110"><text:span text:style-name="T110_1">Algo</text:span><text:span text:style-name="T110_2"><text:s/></text:span><text:span text:style-name="T110_3">Type</text:span><text:span text:style-name="T110_4">:</text:span><text:span text:style-name="T110_5"><text:s/></text:span><text:span text:style-name="T110_6">PIM</text:span><text:span text:style-name="T110_7">-</text:span><text:span text:style-name="T110_8">SM</text:span><text:span text:style-name="T110_9"><text:s/>(</text:span><text:span text:style-name="T110_10">Source</text:span><text:span text:style-name="T110_11">-</text:span><text:span text:style-name="T110_12">Specific</text:span><text:span text:style-name="T110_13"><text:s/></text:span><text:span text:style-name="T110_14">Root</text:span><text:span text:style-name="T110_15">)</text:span></text:p>
      <text:p text:style-name="P111"><text:span text:style-name="T111_1">Comments</text:span><text:span text:style-name="T111_2">:<text:s/></text:span></text:p>
      <text:p text:style-name="P112"><text:span text:style-name="T112_1">___________________________________________________________________</text:span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